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fo:line-height="100%"/>
      <style:text-properties fo:font-weight="bold" style:font-weight-asian="bold" style:font-weight-complex="bold" fo:language="en" fo:country="US"/>
    </style:style>
    <style:style style:name="P2" style:parent-style-name="Normal" style:family="paragraph">
      <style:paragraph-properties fo:line-height="100%"/>
    </style:style>
    <style:style style:name="T3" style:parent-style-name="DefaultParagraphFont" style:family="text">
      <style:text-properties fo:font-weight="bold" style:font-weight-asian="bold" style:font-weight-complex="bold" fo:language="en" fo:country="US"/>
    </style:style>
    <style:style style:name="P4" style:parent-style-name="Normal" style:family="paragraph">
      <style:paragraph-properties fo:line-height="100%"/>
      <style:text-properties fo:language="en" fo:country="US"/>
    </style:style>
    <style:style style:name="P5" style:parent-style-name="Normal" style:family="paragraph">
      <style:paragraph-properties fo:line-height="100%"/>
      <style:text-properties fo:language="en" fo:country="US"/>
    </style:style>
    <style:style style:name="P6" style:parent-style-name="ListParagraph" style:list-style-name="LFO1" style:family="paragraph">
      <style:paragraph-properties fo:line-height="100%"/>
      <style:text-properties fo:language="en" fo:country="US"/>
    </style:style>
    <style:style style:name="P7" style:parent-style-name="ListParagraph" style:list-style-name="LFO1" style:family="paragraph">
      <style:paragraph-properties fo:line-height="100%"/>
      <style:text-properties fo:language="en" fo:country="US"/>
    </style:style>
    <style:style style:name="P8" style:parent-style-name="Normal" style:family="paragraph">
      <style:paragraph-properties fo:line-height="100%"/>
      <style:text-properties fo:font-weight="bold" style:font-weight-asian="bold" style:font-weight-complex="bold" fo:language="en" fo:country="US"/>
    </style:style>
    <style:style style:name="P9" style:parent-style-name="Normal" style:family="paragraph">
      <style:paragraph-properties fo:line-height="100%"/>
      <style:text-properties fo:language="en" fo:country="US"/>
    </style:style>
    <style:style style:name="P10" style:parent-style-name="Normal" style:family="paragraph">
      <style:paragraph-properties fo:line-height="100%"/>
      <style:text-properties fo:language="en" fo:country="US"/>
    </style:style>
    <style:style style:name="P11" style:parent-style-name="Normal" style:family="paragraph">
      <style:paragraph-properties fo:line-height="100%"/>
      <style:text-properties fo:language="en" fo:country="US"/>
    </style:style>
    <style:style style:name="P12" style:parent-style-name="Normal" style:family="paragraph">
      <style:paragraph-properties fo:line-height="100%"/>
      <style:text-properties fo:font-weight="bold" style:font-weight-asian="bold" style:font-weight-complex="bold" fo:language="en" fo:country="US"/>
    </style:style>
    <style:style style:name="P13" style:parent-style-name="Normal" style:family="paragraph">
      <style:paragraph-properties fo:line-height="100%"/>
      <style:text-properties fo:language="en" fo:country="US"/>
    </style:style>
    <style:style style:name="P14" style:parent-style-name="Normal" style:family="paragraph">
      <style:paragraph-properties fo:line-height="100%"/>
      <style:text-properties fo:language="en" fo:country="US"/>
    </style:style>
    <style:style style:name="P15" style:parent-style-name="Normal" style:family="paragraph">
      <style:paragraph-properties fo:line-height="100%"/>
      <style:text-properties fo:font-weight="bold" style:font-weight-asian="bold" style:font-weight-complex="bold" fo:language="en" fo:country="US"/>
    </style:style>
    <style:style style:name="P16" style:parent-style-name="ListParagraph" style:list-style-name="LFO2" style:family="paragraph">
      <style:paragraph-properties fo:line-height="100%"/>
      <style:text-properties fo:language="en" fo:country="US"/>
    </style:style>
    <style:style style:name="P17" style:parent-style-name="ListParagraph" style:list-style-name="LFO2" style:family="paragraph">
      <style:paragraph-properties fo:line-height="100%"/>
      <style:text-properties fo:language="en" fo:country="US"/>
    </style:style>
    <style:style style:name="P18" style:parent-style-name="Normal" style:family="paragraph">
      <style:paragraph-properties fo:line-height="100%"/>
      <style:text-properties fo:font-weight="bold" style:font-weight-asian="bold" style:font-weight-complex="bold" fo:language="en" fo:country="US"/>
    </style:style>
    <style:style style:name="P19" style:parent-style-name="Normal" style:family="paragraph">
      <style:paragraph-properties fo:line-height="100%"/>
      <style:text-properties fo:language="en" fo:country="US"/>
    </style:style>
    <style:style style:name="P20" style:parent-style-name="Normal" style:family="paragraph">
      <style:paragraph-properties fo:line-height="100%"/>
    </style:style>
    <style:style style:name="T21" style:parent-style-name="Hyperlink" style:family="text">
      <style:text-properties fo:language="en" fo:country="US"/>
    </style:style>
    <style:style style:name="T22" style:parent-style-name="DefaultParagraphFont" style:family="text">
      <style:text-properties fo:language="en" fo:country="US"/>
    </style:style>
    <style:style style:name="P23" style:parent-style-name="Normal" style:family="paragraph">
      <style:paragraph-properties fo:line-height="100%"/>
    </style:style>
    <style:style style:name="T24" style:parent-style-name="DefaultParagraphFont" style:family="text">
      <style:text-properties fo:language="en" fo:country="US"/>
    </style:style>
  </office:automatic-styles>
  <office:body>
    <office:text text:use-soft-page-breaks="true">
      <text:p text:style-name="P1">Exploring Species Distribution Models through coding</text:p>
      <text:p text:style-name="P2"><text:span text:style-name="T3">Aim and Objectives:</text:span></text:p>
      <text:p text:style-name="P4"><text:tab/>Modern day environmental analysis, particularly in the field of ecology, is moving more and more to coding platforms like Python and R. R Is popular amongst<text:s/>ecologists for its easy repeatability of a method and increased accountability as an author’s claimed results can be quickly checked. The Aim of this assignment is to create and evaluate a species distribution model.<text:s/></text:p>
      <text:p text:style-name="P5">The goal of the final project is to:</text:p>
      <text:list text:style-name="LFO1" text:continue-numbering="true">
        <text:list-item>
          <text:p text:style-name="P6">Create a code that model species distributions worldwide in an effective and interchangeable way</text:p>
        </text:list-item>
        <text:list-item>
          <text:p text:style-name="P7">Use the created code to create and compare different species distribution models</text:p>
        </text:list-item>
      </text:list>
      <text:p text:style-name="P8">Benefits:</text:p>
      <text:p text:style-name="P9">The benefits of this project would be creating a code that can allow<text:s/>individuals with a bit of manipulation to run SDM faster than they could if they ran the individual steps in ArcGIS.<text:s/></text:p>
      <text:p text:style-name="P10">It would allow for the easy comparison on different models both same species and different, and potentially compare to Habitat suitability<text:s/>models. It could allow for quick and easy comparison of species distribution from season to season, with the changing environment.<text:s/></text:p>
      <text:p text:style-name="P11">Another benefit would be the opportunity to view and work with data on a global scale, something that has yet to be done in<text:s/>my degree program.<text:s/></text:p>
      <text:p text:style-name="P12">Methods and Data:</text:p>
      <text:p text:style-name="P13">The code will be written exclusively in R (SDM package). Code and methods will be developed from online sources and repositories. There is some potential of integration with ArcGIS to create a toolbox or to improve data visualization at the end.</text:p>
      <text:p text:style-name="P14">Environmental data including, biome, annual temperatures, elevation, rugosity, climate and the potential for further additional variables will need to be considered. Data sources will likely include GBIF for species data and a<text:s/>series of worldwide raster and sensor data will need to be gathered throughout the process.<text:s/></text:p>
      <text:p text:style-name="P15">Outputs:</text:p>
      <text:list text:style-name="LFO2" text:continue-numbering="true">
        <text:list-item>
          <text:p text:style-name="P16">A successful species distribution model and subsequent analysis of it<text:s/></text:p>
        </text:list-item>
        <text:list-item>
          <text:p text:style-name="P17">Code that could potentially aid others in quickly switching out key<text:s/>variables to create their own SDM</text:p>
        </text:list-item>
      </text:list>
      <text:p text:style-name="P18">Potential further analysis:</text:p>
      <text:p text:style-name="P19">Given the opportunity further improvements and analysis could include Predictive modeling of future or seasonal SDMs. A Comparisons between the created SDM and habitat suitability models. The Implementation of the code into arc toolbox or GUI to increase the ease of use. <text:s/></text:p>
      <text:p text:style-name="P20"><text:a xlink:href="mailto:Gy19sr@leeds.ac.uk" office:target-frame-name="_top" xlink:show="replace"><text:span text:style-name="T21">Gy19sr@leeds.ac.uk</text:span></text:a><text:span text:style-name="T22"><text:s/></text:span></text:p>
      <text:p text:style-name="P23"><text:span text:style-name="T24">20137822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tuart Ross</meta:initial-creator>
    <dc:creator>Stuart Ross</dc:creator>
    <meta:creation-date>2020-03-30T13:58:00Z</meta:creation-date>
    <dc:date>2020-03-30T16:15:00Z</dc:date>
    <meta:template xlink:href="Normal" xlink:type="simple"/>
    <meta:editing-cycles>11</meta:editing-cycles>
    <meta:editing-duration>PT7860S</meta:editing-duration>
    <meta:document-statistic meta:page-count="1" meta:paragraph-count="4" meta:word-count="360" meta:character-count="2412" meta:row-count="17" meta:non-whitespace-character-count="2056"/>
  </office:meta>
</office:document-meta>
</file>